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zirmatn" svg:font-family="Vazirmatn"/>
    <style:font-face style:name="Vazirmatn1" svg:font-family="Vazirmat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069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As a user, I want to be sure that my cat is properly fed while I’m away</text:span></text:p>
      <text:p text:style-name="Standard"><text:tab/><text:span text:style-name="T1">Why? → because I love my cat, and don’t want it suffer.</text:span></text:p>
      <text:p text:style-name="Standard"/>
      <text:p text:style-name="Standard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zirmatn" svg:font-family="Vazirmatn"/>
    <style:font-face style:name="Vazirmatn1" svg:font-family="Vazirmat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54:06.881068977</meta:creation-date>
    <dc:date>2024-10-29T01:06:13.130997988</dc:date>
    <meta:editing-duration>PT3H57M18S</meta:editing-duration>
    <meta:editing-cycles>1</meta:editing-cycles>
    <meta:document-statistic meta:table-count="0" meta:image-count="0" meta:object-count="0" meta:page-count="1" meta:paragraph-count="3" meta:word-count="31" meta:character-count="131" meta:non-whitespace-character-count="101"/>
    <meta:generator>LibreOffice/24.8.1.2$Linux_X86_64 LibreOffice_project/480$Build-2</meta:generator>
  </office:meta>
</office:document-meta>
</file>